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24-03-2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22-12-18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21-12-1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20-12-1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18-12-0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17-12-0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16-11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0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200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9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9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9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8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8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8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8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3703</text:p>
          </table:table-cell>
          <table:table-cell office:value-type="string" calcext:value-type="string">
            <text:p>197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